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〉">
              <mrow>
                <mrow>
                  <mo stretchy="false">χ</mo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i>n</mi>
              </munder>
              <mfenced open="〈" close="〉">
                <mrow>
                  <mrow>
                    <mo stretchy="false">χ</mo>
                  </mrow>
                  <mo stretchy="false">∣</mo>
                  <mrow>
                    <msub>
                      <mo stretchy="false">ϕ</mo>
                      <mi>n</mi>
                    </msub>
                  </mrow>
                </mrow>
              </mfenced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i>n</mi>
              </munder>
              <msubsup>
                <mo stretchy="false">χ</mo>
                <mi>n</mi>
                <mtext>*</mtext>
              </msubsup>
            </mrow>
            <msub>
              <mo stretchy="false">ψ</mo>
              <mi>n</mi>
            </msub>
          </mrow>
        </mtd>
      </mtr>
      <mtr>
        <mtd>
          <mrow/>
        </mtd>
      </mtr>
      <mtr>
        <mtd>
          <mrow>
            <mfenced open="〈" close="〉">
              <mrow>
                <mrow>
                  <mo stretchy="false">χ</mo>
                </mrow>
                <mo stretchy="false">∣</mo>
                <mrow>
                  <mo stretchy="false">ψ</mo>
                </mrow>
              </mrow>
            </mfenced>
            <mo stretchy="false">←</mo>
            <mo stretchy="false">→</mo>
            <mfenced open="(" close=")">
              <mrow>
                <msubsup>
                  <mo stretchy="false">χ</mo>
                  <mn>1</mn>
                  <mtext>*</mtext>
                </msubsup>
                <mi>,</mi>
                <msubsup>
                  <mo stretchy="false">χ</mo>
                  <mn>2</mn>
                  <mtext>*</mtext>
                </msubsup>
                <mi>,</mi>
                <mo stretchy="false">…</mo>
                <mi>,</mi>
                <msubsup>
                  <mo stretchy="false">χ</mo>
                  <mi>n</mi>
                  <mtext>*</mtext>
                </msubsup>
                <mi>,</mi>
                <mo stretchy="false">…</mo>
              </mrow>
            </mfenced>
            <mfenced open="(" close=")">
              <mrow>
                <mtable>
                  <mtr>
                    <mtd>
                      <mrow>
                        <msub>
                          <mo stretchy="false">ψ</mo>
                          <mn>1</mn>
                        </msub>
                      </mrow>
                    </mtd>
                  </mtr>
                  <mtr>
                    <mtd>
                      <mrow>
                        <msub>
                          <mo stretchy="false">ψ</mo>
                          <mn>2</mn>
                        </msub>
                      </mrow>
                    </mtd>
                  </mtr>
                  <mtr>
                    <mtd>
                      <mrow>
                        <mo stretchy="false">⋮</mo>
                      </mrow>
                    </mtd>
                  </mtr>
                  <mtr>
                    <mtd>
                      <mrow>
                        <msub>
                          <mo stretchy="false">ψ</mo>
                          <mi>n</mi>
                        </msub>
                      </mrow>
                    </mtd>
                  </mtr>
                  <mtr>
                    <mtd>
                      <mrow>
                        <mo stretchy="false">⋮</mo>
                      </mrow>
                    </mtd>
                  </mtr>
                </mtable>
              </mrow>
            </mfenced>
          </mrow>
        </mtd>
      </mtr>
    </mtable>
    <annotation encoding="StarMath 5.0">left langle %ichi mline %ipsi right rangle `=` sum from n
left langle %ichi mline %iphi_n right rangle left langle %iphi_n mline %ipsi right rangle `=` sum from n
%ichi^"*"_n %ipsi_n newline newline
left langle %ichi mline %ipsi right rangle leftarrow rightarrow left ( %ichi^"*"_1 , %ichi^"*"_2 , dotslow , %ichi^"*"_n , dotslow right ) left ( stack{%ipsi_1 # %ipsi_2 # dotsvert # %ipsi_n # dotsvert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3:09:55.046000000</meta:creation-date>
    <meta:generator>LibreOffice/4.1.4.2$Windows_x86 LibreOffice_project/0a0440ccc0227ad9829de5f46be37cfb6edcf72</meta:generator>
  </office:meta>
</office:document-meta>
</file>